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D0000029682560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ae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84d1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17.54cm" svg:x="1.195cm" svg:y="6.224cm">
          <draw:image xlink:href="Pictures/10000000000002CD000002968256068A.png" xlink:type="simple" xlink:show="embed" xlink:actuate="onLoad">
            <text:p/>
          </draw:image>
        </draw:frame>
        <draw:line draw:style-name="gr2" draw:text-style-name="P1" draw:layer="layout" svg:x1="2.7cm" svg:y1="11.1cm" svg:x2="16.1cm" svg:y2="7.7cm">
          <text:p/>
        </draw:line>
        <draw:line draw:style-name="gr3" draw:text-style-name="P1" draw:layer="layout" svg:x1="2.3cm" svg:y1="16.6cm" svg:x2="9.9cm" svg:y2="1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2T14:02:34.563505517</meta:creation-date>
    <dc:date>2014-01-22T14:08:56.724881913</dc:date>
    <meta:editing-duration>P0D</meta:editing-duration>
    <meta:editing-cycles>1</meta:editing-cycles>
    <meta:document-statistic meta:object-count="3"/>
    <meta:generator>LibreOffice/4.1.3.2$Linux_X86_64 LibreOffice_project/410m0$Build-2</meta:generator>
  </office:meta>
</office:document-meta>
</file>